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top="0.199cm" fo:margin-bottom="0cm" style:contextual-spacing="false"/>
      <style:text-properties style:font-name="Liberation Sans" fo:font-weight="bold" officeooo:rsid="000e6a45" officeooo:paragraph-rsid="000e6a45" style:font-weight-asian="bold" style:font-weight-complex="bold"/>
    </style:style>
    <style:style style:name="P2" style:family="paragraph" style:parent-style-name="Standard" style:list-style-name="L1">
      <style:paragraph-properties fo:margin-top="0.199cm" fo:margin-bottom="0cm" style:contextual-spacing="false"/>
      <style:text-properties style:font-name="Liberation Sans" fo:font-weight="normal" officeooo:rsid="000e6a45" officeooo:paragraph-rsid="000e6a45" style:font-weight-asian="normal" style:font-weight-complex="normal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Basic Needed Skills</text:p>
      <text:list xml:id="list1450364362" text:style-name="L1">
        <text:list-item>
          <text:p text:style-name="P2">Type faster</text:p>
        </text:list-item>
        <text:list-item>
          <text:p text:style-name="P2">Quickly identify problem types</text:p>
        </text:list-item>
        <text:list-item>
          <text:p text:style-name="P2">Analyse your algorithms before coding</text:p>
        </text:list-item>
        <text:list-item>
          <text:p text:style-name="P2">Master your languages</text:p>
        </text:list-item>
        <text:list-item>
          <text:p text:style-name="P2">Master code testing</text:p>
        </text:list-item>
        <text:list-item>
          <text:p text:style-name="P2">Practice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ZA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23T08:36:43.511371125</dc:date>
    <meta:editing-duration>PT3M38S</meta:editing-duration>
    <meta:editing-cycles>1</meta:editing-cycles>
    <meta:generator>LibreOffice/7.4.7.2$Linux_X86_64 LibreOffice_project/40$Build-2</meta:generator>
    <meta:document-statistic meta:table-count="0" meta:image-count="0" meta:object-count="0" meta:page-count="1" meta:paragraph-count="7" meta:word-count="27" meta:character-count="151" meta:non-whitespace-character-count="137"/>
  </office:meta>
</office:document-meta>
</file>